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Text_20_body">
      <style:text-properties officeooo:rsid="01ae1f4c" officeooo:paragraph-rsid="01ae1f4c"/>
    </style:style>
    <style:style style:name="P120" style:family="paragraph" style:parent-style-name="Heading_20_1">
      <style:paragraph-properties fo:break-before="page"/>
    </style:style>
    <style:style style:name="P121" style:family="paragraph" style:parent-style-name="Standard">
      <style:text-properties officeooo:rsid="01ac9380" officeooo:paragraph-rsid="01ac9380"/>
    </style:style>
    <style:style style:name="P122" style:family="paragraph" style:parent-style-name="Standard">
      <style:text-properties officeooo:rsid="01b64070" officeooo:paragraph-rsid="01b64070"/>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text:spa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4cm" svg:width="15.455cm" svg:height="0.64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485cm" svg:width="16.655cm" svg:height="0.661cm"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744cm" svg:width="6.066cm" svg:height="1.187cm"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439cm" svg:width="16.614cm" svg:height="0.594cm"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21">Sigma select World 1 and World 2</text:p>
      <text:p text:style-name="P122">World 3 sigma makes no difference and it starts with Gravity.</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text:soft-page-break/>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21cm" svg:width="5.366cm" svg:height="1.004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464cm" svg:width="8.548cm" svg:height="0.64cm"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377cm" svg:width="2.648cm" svg:height="0.526cm"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377cm" svg:width="1.716cm" svg:height="0.526cm"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527cm" svg:width="3.103cm" svg:height="0.676cm"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496cm" svg:width="2.066cm" svg:height="0.873cm"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437cm" svg:width="7.743cm" svg:height="0.591cm"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377cm" svg:width="3.979cm" svg:height="0.531cm"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621cm" svg:width="8.163cm" svg:height="1.004cm"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19">The “Narayan” and “Graveyard’ level is only for sigma equals one, the Indraloka (slave and Dweller) is only for sigma equals zero.</text:p>
      <text:h text:style-name="P120"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23T12:45:05.038526552</dc:date>
    <meta:editing-duration>PT18H45M52S</meta:editing-duration>
    <meta:editing-cycles>307</meta:editing-cycles>
    <meta:generator>LibreOffice/24.2.2.2$MacOSX_AARCH64 LibreOffice_project/d56cc158d8a96260b836f100ef4b4ef25d6f1a01</meta:generator>
    <meta:document-statistic meta:table-count="2" meta:image-count="0" meta:object-count="46" meta:page-count="17" meta:paragraph-count="514" meta:word-count="6133" meta:character-count="35712" meta:non-whitespace-character-count="30043"/>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msub>
        <mi>ψ</mi>
        <mi>λ</mi>
      </msub>
    </mrow>
    <annotation encoding="StarMath 5.0">F_2={ ( { { { { { +- mc ^ 3 + q } c A _ "any" } over { m c ^ 3 } } + %phi ^ %DELTA _ %rho } K ^ { %eta %rho } _ { %mu %omega } hat vec c _ %omega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row>
                <mo stretchy="false">∫</mo>
                <msqrt>
                  <msup>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row>
                      <mo fence="true" form="prefix" stretchy="false">|</mo>
                      <mrow>
                        <mi>k</mi>
                      </mrow>
                      <mo fence="true" form="postfix" stretchy="false">|</mo>
                    </mrow>
                  </msup>
                </msqrt>
              </mrow>
              <msub>
                <mi>u</mi>
                <mi>γ</mi>
              </msub>
              <msub>
                <mi mathvariant="italic">dt</mi>
                <mi>δ</mi>
              </msub>
            </mrow>
          </mrow>
          <mo fence="true" form="postfix" stretchy="false">)</mo>
        </mrow>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annotation encoding="StarMath 5.0">{ { Z _ 2 = ( { m _ 0 + { u _ EM / c ^ 2 } } ) } k %psi ^ left ( { %lambda } right ) int ( { int sqrt { valt _ %gamma ( u _ %alpha ) { u _ %beta + d } { ( { k _ %epsilon A ^ %mu _ %mu q ^ 2 r ^ T _ %pi } ) / d } r ^ T _ %pi } ^ lline k rline u _ %gamma dt _ %delta } ) ( { { u _ %delta - valt } { ( u _ %delta ) ^ %sigma / u ^ %sigma _ %delta } } ) dt ^ %sigma _ %delta u ^ %sigma _ %delta F _ 2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annotation encoding="StarMath 5.0">{ { F _ 1 = ( { 2 { %phi ^ inverted _ %rho + 1 } } ) } ( { { { +- mc ^ 3 + d } { S _ "any" / dt } } over { m c ^ 3 } } ) %MU _ { %iota %eta d }^(%lambda)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